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1" text:anchor-type="paragraph" svg:width="7.303cm" draw:z-index="0"><draw:text-box fo:min-height="6.906cm"><text:p text:style-name="Illustration"><draw:frame draw:style-name="fr2" draw:name="Графический объект1" text:anchor-type="paragraph" svg:x="0.004cm" svg:y="0.002cm" svg:width="7.303cm" style:rel-width="100%" svg:height="6.906cm" style:rel-height="scale" draw:z-index="1"><draw:image xlink:href="Pictures/100000000000011400000105CAA86D7E.jpg" xlink:type="simple" xlink:show="embed" xlink:actuate="onLoad"/></draw:frame>Иллюстрация <text:sequence text:ref-name="refIllustration0" text:name="Illustration" text:formula="ooow:Illustration+1" style:num-format="1">1</text:sequence>. Te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5:12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1" meta:word-count="3" meta:character-count="19" meta:non-whitespace-character-count="17"/>
  </office:meta>
</office:document-meta>
</file>